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0%" draw:fill-color="#ff0000" draw:textarea-horizontal-align="justify" draw:textarea-vertical-align="middle" draw:auto-grow-height="false" fo:min-height="19.446cm" fo:min-width="26.132cm"/>
    </style:style>
    <style:style style:name="gr2" style:family="graphic" style:parent-style-name="standard">
      <style:graphic-properties svg:stroke-opacity="0%" draw:fill-color="#ff0000" draw:textarea-horizontal-align="justify" draw:textarea-vertical-align="middle" draw:auto-grow-height="false" fo:min-height="0.524cm" fo:min-width="0.478cm" draw:shadow="hidden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632cm" svg:height="19.696cm" draw:transform="skewX (-0.109606677025244) rotate (1.54897971114497) translate (-6.906cm 27.755cm)">
          <text:p/>
          <draw:enhanced-geometry svg:viewBox="0 0 21600 21600" draw:mirror-horizontal="true" draw:type="block-arc" draw:modifiers="-132.143377084261 10365.03676932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954cm" svg:height="2.321cm" draw:transform="rotate (-2.59547913064077) translate (11.82cm 24.18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5T11:04:20.963730727</dc:date>
    <meta:editing-duration>PT26M19S</meta:editing-duration>
    <meta:editing-cycles>12</meta:editing-cycles>
    <meta:generator>LibreOffice/6.4.7.2$Linux_X86_64 LibreOffice_project/40$Build-2</meta:generator>
    <meta:document-statistic meta:object-count="2"/>
  </office:meta>
</office:document-meta>
</file>